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da" style:country-asian="DK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8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4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15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0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21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2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2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2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5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26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30" style:parent-style-name="Normal" style:family="paragraph">
      <style:paragraph-properties fo:margin-top="0.0694in" fo:margin-bottom="0.0694in" fo:line-height="100%"/>
    </style:style>
    <style:style style:name="T3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2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3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3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3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3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3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3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4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4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4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4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4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4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64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65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6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6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6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69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70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78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79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8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81" style:parent-style-name="Normal" style:family="paragraph">
      <style:paragraph-properties fo:margin-top="0.0694in" fo:margin-bottom="0.0694in" fo:line-height="100%"/>
    </style:style>
    <style:style style:name="T8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83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4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5" style:parent-style-name="Normal" style:family="paragraph">
      <style:paragraph-properties fo:margin-top="0.0694in" fo:margin-bottom="0.0694in" fo:line-height="100%"/>
    </style:style>
    <style:style style:name="T8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87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8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</office:automatic-styles>
  <office:body>
    <office:text text:use-soft-page-breaks="true">
      <text:h text:style-name="P1" text:outline-level="3">Noter til "Concurrency - Aggregation, MapReduce"</text:h>
      <text:p text:style-name="P2"><text:span text:style-name="T3">1. Introduktion til Aggregation</text:span></text:p>
      <text:list text:style-name="LFO1" text:continue-numbering="true">
        <text:list-item>
          <text:p text:style-name="P4">Aggregation er handlingen at samle elementer for at danne en samlet mængde.</text:p>
        </text:list-item>
        <text:list-item>
          <text:p text:style-name="P5">I sammenhæng med parallel programmering, samler aggregation delresultater til et samlet resultat.</text:p>
        </text:list-item>
      </text:list>
      <text:p text:style-name="P6"><text:span text:style-name="T7">2. Eksempel: Beregning af Pi med Dartboard Algoritmen</text:span></text:p>
      <text:list text:style-name="LFO2" text:continue-numbering="true">
        <text:list-item>
          <text:p text:style-name="P8">Sequential beregning:</text:p>
        </text:list-item>
      </text:list>
      <text:p text:style-name="P9">private static double SerialEstimationOfPi()</text:p>
      <text:p text:style-name="P10">{</text:p>
      <text:p text:style-name="P11"><text:s text:c="4"/>double nInside = 0;</text:p>
      <text:p text:style-name="P12"><text:s text:c="4"/>double stepSize = 1 / (double)_nDarts; // nDarts – division in x and y</text:p>
      <text:p text:style-name="P13"><text:span text:style-name="T14"><text:s text:c="4"/></text:span><text:span text:style-name="T15">for (int i = 0; i &lt; _nDarts; i++)</text:span></text:p>
      <text:p text:style-name="P16"><text:s text:c="4"/>{</text:p>
      <text:p text:style-name="P17"><text:s text:c="8"/>var x = i * stepSize;</text:p>
      <text:p text:style-name="P18"><text:s text:c="8"/>for (int j = 0; j &lt; _nDarts; j++)</text:p>
      <text:p text:style-name="P19"><text:span text:style-name="T20"><text:s text:c="8"/></text:span><text:span text:style-name="T21">{</text:span></text:p>
      <text:p text:style-name="P22"><text:s text:c="12"/>var y = j * stepSize;</text:p>
      <text:p text:style-name="P23"><text:s text:c="12"/>if (Math.Sqrt(x * x + y * y) &lt; 1.0) ++nInside;</text:p>
      <text:p text:style-name="P24"><text:span text:style-name="T25"><text:s text:c="8"/></text:span><text:span text:style-name="T26">}</text:span></text:p>
      <text:p text:style-name="P27"><text:s text:c="4"/>}</text:p>
      <text:p text:style-name="P28"><text:s text:c="4"/>return 4 * nInside / (_nDarts * _nDarts);</text:p>
      <text:p text:style-name="P29">}</text:p>
      <text:p text:style-name="P30"><text:span text:style-name="T31">3. Parallel Beregning af Pi</text:span></text:p>
      <text:list text:style-name="LFO3" text:continue-numbering="true">
        <text:list-item>
          <text:p text:style-name="P32">Første forsøg:</text:p>
        </text:list-item>
      </text:list>
      <text:p text:style-name="P33">private static double ParallelEstimationOfPi()</text:p>
      <text:p text:style-name="P34">{</text:p>
      <text:p text:style-name="P35"><text:s text:c="4"/>var locker = new object();</text:p>
      <text:p text:style-name="P36"><text:s text:c="4"/>double nInside = 0;</text:p>
      <text:p text:style-name="P37"><text:s text:c="4"/>double stepSize = 1 / (double)_nDarts;</text:p>
      <text:p text:style-name="P38"><text:s text:c="4"/>Parallel.For(0, _nDarts, i =&gt;</text:p>
      <text:p text:style-name="P39"><text:s text:c="4"/>{</text:p>
      <text:p text:style-name="P40"><text:s text:c="8"/>var x = i * stepSize;</text:p>
      <text:p text:style-name="P41"><text:s text:c="8"/>for (int j = 0; j &lt; _nDarts; j++)</text:p>
      <text:p text:style-name="P42"><text:s text:c="8"/>{</text:p>
      <text:p text:style-name="P43"><text:s text:c="12"/>var y = j * stepSize;</text:p>
      <text:p text:style-name="P44"><text:s text:c="12"/>if (Math.Sqrt(x * x + y * y) &lt; 1.0)</text:p>
      <text:p text:style-name="P45"><text:s text:c="16"/>lock (locker) ++nInside;</text:p>
      <text:p text:style-name="P46"><text:s text:c="8"/>}</text:p>
      <text:p text:style-name="P47"><text:s text:c="4"/>});</text:p>
      <text:p text:style-name="P48"><text:s text:c="4"/>return 4 * nInside / (_nDarts * _nDarts);</text:p>
      <text:p text:style-name="P49">}</text:p>
      <text:p text:style-name="P50"/>
      <text:p text:style-name="P51"/>
      <text:p text:style-name="P52"/>
      <text:p text:style-name="P53"/>
      <text:soft-page-break/>
      <text:list text:style-name="LFO3" text:continue-numbering="true">
        <text:list-item>
          <text:p text:style-name="P54">Andet forsøg med lokal initialisering:</text:p>
        </text:list-item>
      </text:list>
      <text:p text:style-name="P55">private static double ParallelEstimationOfPi()</text:p>
      <text:p text:style-name="P56">{</text:p>
      <text:p text:style-name="P57"><text:s text:c="4"/>var locker = new object();</text:p>
      <text:p text:style-name="P58"><text:s text:c="4"/>double nInsideCircle = 0;</text:p>
      <text:p text:style-name="P59"><text:s text:c="4"/>double stepSize = 1 / (double)_nDarts;</text:p>
      <text:p text:style-name="P60"><text:s text:c="4"/>Parallel.For(0, _nDarts,</text:p>
      <text:p text:style-name="P61"><text:s text:c="8"/>() =&gt; 0, // localInit</text:p>
      <text:p text:style-name="P62"><text:s text:c="8"/>(i, state, nInside) =&gt;</text:p>
      <text:p text:style-name="P63"><text:span text:style-name="T64"><text:s text:c="8"/></text:span><text:span text:style-name="T65">{</text:span></text:p>
      <text:p text:style-name="P66"><text:s text:c="12"/>var x = i * stepSize;</text:p>
      <text:p text:style-name="P67"><text:s text:c="12"/>for (int j = 0; j &lt; _nDarts; j++)</text:p>
      <text:p text:style-name="P68"><text:span text:style-name="T69"><text:s text:c="12"/></text:span><text:span text:style-name="T70">{</text:span></text:p>
      <text:p text:style-name="P71"><text:s text:c="16"/>var y = j * stepSize;</text:p>
      <text:p text:style-name="P72"><text:s text:c="16"/>if (Math.Sqrt(x * x + y * y) &lt; 1.0) ++nInside;</text:p>
      <text:p text:style-name="P73"><text:s text:c="12"/>}</text:p>
      <text:p text:style-name="P74"><text:s text:c="12"/>return nInside; // LocalFinally</text:p>
      <text:p text:style-name="P75"><text:s text:c="8"/>},</text:p>
      <text:p text:style-name="P76"><text:s text:c="8"/>inside =&gt; { lock (locker) nInsideCircle += inside; });</text:p>
      <text:p text:style-name="P77"><text:span text:style-name="T78"><text:s text:c="4"/></text:span><text:span text:style-name="T79">return 4 * nInsideCircle / (_nDarts * _nDarts);</text:span></text:p>
      <text:p text:style-name="P80">}</text:p>
      <text:p text:style-name="P81"><text:span text:style-name="T82">4. MapReduce</text:span></text:p>
      <text:list text:style-name="LFO4" text:continue-numbering="true">
        <text:list-item>
          <text:p text:style-name="P83">MapReduce er et mønster, der tillader parallel beregning på store datasæt.</text:p>
        </text:list-item>
        <text:list-item>
          <text:p text:style-name="P84">Består af fire trin: Distribute, Map, Group, Reduce.</text:p>
        </text:list-item>
      </text:list>
      <text:p text:style-name="P85"><text:span text:style-name="T86">5. Eksempel på MapReduce Implementering i C#:</text:span></text:p>
      <text:list text:style-name="LFO5" text:continue-numbering="true">
        <text:list-item>
          <text:p text:style-name="P87">Ordoptælling efter længde:</text:p>
        </text:list-item>
      </text:list>
      <text:p text:style-name="P88">public static void Main(string[] args)</text:p>
      <text:p text:style-name="P89">{</text:p>
      <text:p text:style-name="P90"><text:s text:c="4"/>var files = Directory.EnumerateFiles(@"C:\(…)\Books", "*.txt").AsParallel();</text:p>
      <text:p text:style-name="P91"><text:s text:c="4"/>var wordCounts = files.MapReduce(</text:p>
      <text:p text:style-name="P92"><text:s text:c="8"/>path =&gt; Map(path),</text:p>
      <text:p text:style-name="P93"><text:s text:c="8"/>word =&gt; word.Length,</text:p>
      <text:p text:style-name="P94"><text:s text:c="8"/>group =&gt; Reduce(group));</text:p>
      <text:p text:style-name="P95"><text:s text:c="4"/>foreach (var pair in wordCounts)</text:p>
      <text:p text:style-name="P96"><text:s text:c="4"/>{</text:p>
      <text:p text:style-name="P97"><text:s text:c="8"/>Console.WriteLine($"{pair.Key}: {pair.Value}");</text:p>
      <text:p text:style-name="P98"><text:s text:c="4"/>}</text:p>
      <text:p text:style-name="P99">}</text:p>
      <text:p text:style-name="P100"/>
      <text:p text:style-name="P101">public static IEnumerable&lt;string&gt; Map(string path)</text:p>
      <text:p text:style-name="P102">{</text:p>
      <text:p text:style-name="P103"><text:s text:c="4"/>return File.ReadLines(path)</text:p>
      <text:p text:style-name="P104"><text:s text:c="8"/>.SelectMany(line =&gt; line.ToLower().Split(new char[] { ' ', ',', '.', '-', '!', '?', ';' }));</text:p>
      <text:p text:style-name="P105">}</text:p>
      <text:p text:style-name="P106"/>
      <text:p text:style-name="P107">public static IEnumerable&lt;KeyValuePair&lt;int, int&gt;&gt; Reduce(IGrouping&lt;int, string&gt; group)</text:p>
      <text:p text:style-name="P108">{</text:p>
      <text:soft-page-break/>
      <text:p text:style-name="P109"><text:s text:c="4"/>yield return new KeyValuePair&lt;int, int&gt;(group.Key, group.Count());</text:p>
      <text:p text:style-name="P110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style:style style:name="FormateretHTML" style:display-name="Formateret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 fo:hyphenate="false"/>
    </style:style>
    <style:style style:name="FormateretHTMLTegn" style:display-name="Formateret HTML Tegn" style:family="text" style:parent-style-name="Standardskrifttypeiafsni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HTML-kode" style:display-name="HTML-kode" style:family="text" style:parent-style-name="Standardskrifttypeiafsnit">
      <style:text-properties style:font-name="Courier New" style:font-name-asian="Times New Roman" style:font-name-complex="Courier New" fo:font-size="10pt" style:font-size-asian="10pt" style:font-size-complex="10pt"/>
    </style:style>
    <style:style style:name="hljs-function" style:display-name="hljs-function" style:family="text" style:parent-style-name="Standardskrifttypeiafsnit"/>
    <style:style style:name="hljs-keyword" style:display-name="hljs-keyword" style:family="text" style:parent-style-name="Standardskrifttypeiafsnit"/>
    <style:style style:name="hljs-built_in" style:display-name="hljs-built_in" style:family="text" style:parent-style-name="Standardskrifttypeiafsnit"/>
    <style:style style:name="hljs-title" style:display-name="hljs-title" style:family="text" style:parent-style-name="Standardskrifttypeiafsnit"/>
    <style:style style:name="hljs-number" style:display-name="hljs-number" style:family="text" style:parent-style-name="Standardskrifttypeiafsnit"/>
    <style:style style:name="hljs-comment" style:display-name="hljs-comment" style:family="text" style:parent-style-name="Standardskrifttypeiafsnit"/>
    <style:style style:name="hljs-params" style:display-name="hljs-params" style:family="text" style:parent-style-name="Standardskrifttypeiafsnit"/>
    <style:style style:name="hljs-string" style:display-name="hljs-string" style:family="text" style:parent-style-name="Standardskrifttypeiafsnit"/>
    <style:style style:name="hljs-subst" style:display-name="hljs-subst" style:family="text" style:parent-style-name="Standardskrifttypeiafsn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2T01:46:00Z</meta:creation-date>
    <dc:date>2024-06-02T01:47:00Z</dc:date>
    <meta:template xlink:href="Normal" xlink:type="simple"/>
    <meta:editing-cycles>1</meta:editing-cycles>
    <meta:editing-duration>PT60S</meta:editing-duration>
    <meta:document-statistic meta:page-count="3" meta:paragraph-count="5" meta:word-count="402" meta:character-count="2856" meta:row-count="20" meta:non-whitespace-character-count="2459"/>
  </office:meta>
</office:document-meta>
</file>